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'Helvetica Neue', Helvetica, Arial, sans-serif"/>
    <style:font-face style:name="arial" svg:font-family="ari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</style:style>
    <style:style style:name="P3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rsid="001f17e5" officeooo:paragraph-rsid="001f17e5"/>
    </style:style>
    <style:style style:name="P4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rsid="0020d67d" officeooo:paragraph-rsid="0020d67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widows="1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 fo:padding="0cm" fo:border="none"/>
    </style:style>
    <style:style style:name="P8" style:family="paragraph" style:parent-style-name="Heading_20_4">
      <style:text-properties officeooo:paragraph-rsid="0021dc80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normal" fo:padding="0cm" fo:border="none"/>
    </style:style>
    <style:style style:name="T1" style:family="text">
      <style:text-properties fo:font-variant="normal" fo:text-transform="none" fo:color="#000000" style:font-name="inherit" fo:font-size="10.5pt" fo:letter-spacing="normal" fo:font-style="normal" fo:font-weight="bold" fo:padding="0cm" fo:border="none"/>
    </style:style>
    <style:style style:name="T2" style:family="text">
      <style:text-properties fo:font-variant="normal" fo:text-transform="none" fo:color="#000000" style:font-name="inherit" fo:font-size="10.5pt" fo:letter-spacing="normal" fo:font-style="normal" style:text-underline-style="solid" style:text-underline-width="auto" style:text-underline-color="font-color" fo:font-weight="bold" fo:padding="0cm" fo:border="none"/>
    </style:style>
    <style:style style:name="T3" style:family="text">
      <style:text-properties fo:font-variant="normal" fo:text-transform="none" fo:color="#000000" style:font-name="inherit" fo:font-size="10.5pt" fo:letter-spacing="normal" fo:font-style="normal" fo:font-weight="normal" fo:padding="0cm" fo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fo:padding="0cm" fo:border="none"/>
    </style:style>
    <style:style style:name="T5" style:family="text">
      <style:text-properties fo:font-variant="normal" fo:text-transform="none" fo:color="#000000" style:font-name="inherit" fo:font-size="12pt" fo:letter-spacing="normal" fo:font-style="normal" fo:font-weight="bold" fo:padding="0cm" fo:border="none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padding="0cm" fo:border="none"/>
    </style:style>
    <style:style style:name="T9" style:family="text">
      <style:text-properties fo:font-variant="normal" fo:text-transform="none" fo:color="#000000" style:text-line-through-style="none" style:text-line-through-type="none" style:font-name="inherit" fo:font-size="10.5pt" fo:letter-spacing="normal" fo:font-style="normal" style:text-underline-style="none" fo:font-weight="normal" style:text-blinking="false" fo:padding="0cm" fo:border="none"/>
    </style:style>
    <style:style style:name="T10" style:family="text">
      <style:text-properties fo:font-variant="normal" fo:text-transform="none" fo:color="#000000" style:font-name="arial" fo:font-size="18pt" fo:letter-spacing="normal" fo:font-style="normal" fo:font-weight="normal" style:font-size-asian="18pt" style:font-size-complex="18pt"/>
    </style:style>
    <style:style style:name="T11" style:family="text">
      <style:text-properties fo:language="pt" fo:country="B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<text:span text:style-name="T4">O Rio Grande do Sul possui três regiões hidrográficas:</text:span></text:h>
      <text:h text:style-name="P8" text:outline-level="4"><text:span text:style-name="T4"><text:s/></text:span><text:span text:style-name="Strong_20_Emphasis"><text:span text:style-name="T5">Região Hidrográfica do Guaíba</text:span></text:span></text:h>
      <text:h text:style-name="P8" text:outline-level="4"><text:span text:style-name="Strong_20_Emphasis"><text:span text:style-name="T5"><text:s/>Região Hidrográfica do Litoral </text:span></text:span></text:h>
      <text:h text:style-name="P8" text:outline-level="4"><text:span text:style-name="Strong_20_Emphasis"><text:span text:style-name="T5">Região Hidrográfica do Uruguai.</text:span></text:span></text:h>
      <text:p text:style-name="Text_20_body"><text:span text:style-name="Strong_20_Emphasis"><text:span text:style-name="T5"/></text:span></text:p>
      <text:p text:style-name="P6"><text:span text:style-name="Strong_20_Emphasis"><text:span text:style-name="T2">A Região Hidrográfica do Guaíba </text:span></text:span><text:span text:style-name="T6">é subdividida em nove bacias hidrográficas:</text:span></text:p>
      <text:p text:style-name="P6"><text:span text:style-name="Strong_20_Emphasis"><text:span text:style-name="T8">• </text:span></text:span><text:span text:style-name="Strong_20_Emphasis"><text:span text:style-name="T1">Bacia Hidrográfica do Rio Gravataí: </text:span></text:span><text:span text:style-name="T6">localizada a leste do Estado, possui área de 1.977,39 km² e população estimada de 1.298.046 habitantes. Abrange os municípios de Alvorada, Cachoeirinha, Canoas, Gravataí, Porto Alegre, Santo Antônio da Patrulha e Viamão. Os principais cursos de água são o Rio Gravataí e os arroios Veadinho, Três Figueiras, Feijó, Demétrio, Arroio da Figueira e Arroio do Vigário. Os principais usos são: abastecimento da população, diluição de esgotos e irrigação de lavouras de arroz.</text:span></text:p>
      <text:p text:style-name="P6"><text:span text:style-name="Strong_20_Emphasis"><text:span text:style-name="T8">• </text:span></text:span><text:span text:style-name="Strong_20_Emphasis"><text:span text:style-name="T1">Bacia Hidrográfica do Rio dos Sinos: </text:span></text:span><text:span text:style-name="T6">localizada a nordeste do Estado, possui área de 3.746,68 km² e aproximadamente 1.249.100 habitantes. Abrange os municípios de Campo Bom, Canoas, Gramado, Igrejinha, Novo Hamburgo, São Leopoldo, Sapucaia do Sul, Taquara e Três Coroas. Os principais cursos de água são: Rio Rolante, Rio da Ilha, Rio Paranhana e Rio dos Sinos. As principais utilizações da água na bacia são: abastecimento público, uso industrial e irrigação.</text:span></text:p>
      <text:p text:style-name="P6"><text:span text:style-name="Strong_20_Emphasis"><text:span text:style-name="T8">• </text:span></text:span><text:span text:style-name="Strong_20_Emphasis"><text:span text:style-name="T1">Bacia Hidrográfica do Rio Caí: </text:span></text:span><text:span text:style-name="T6">localizada a nordeste do Estado, possui área de 4.945,70 km² e população estimada de 489.746 habitantes. Abrange os municípios de Bom Princípio, Canela, Caxias do Sul, Montenegro, Nova Petrópolis, São Francisco de Paula e Sapiranga. Os principais afluentes do Rio Caí são: arroios Cará, Cadeia, Forromeco, Mauá, Maratá e Piaí. Os principais usos de água são: irrigação, uso industrial e abastecimento da população.</text:span></text:p>
      <text:p text:style-name="P6"><text:span text:style-name="Strong_20_Emphasis"><text:span text:style-name="T8">• </text:span></text:span><text:span text:style-name="Strong_20_Emphasis"><text:span text:style-name="T1">Bacia Hidrográfica do Rio Taquari-Antas: </text:span></text:span><text:span text:style-name="T6">localizada a nordeste do Estado, possui área de 26.491,82 km² e população de mais de 1.200 habitantes. Abrange os municípios de Antônio Prado, Veranópolis, Bento Gonçalves, Cambará do Sul, Carlos Barbosa, Caxias do Sul, Estrela e Triunfo. Os principais cursos de água são: Rio das Antas, Rio Tainhas, Rio Lageado Grande, Rio Humatã, Rio Carreiro, Rio Guaporé, Rio Jacuí. Os usos destinam-se a irrigação, abastecimento público, agroindústria e dessedentação de animais.</text:span></text:p>
      <text:p text:style-name="P6"><text:span text:style-name="Strong_20_Emphasis"><text:span text:style-name="T8">• </text:span></text:span><text:span text:style-name="Strong_20_Emphasis"><text:span text:style-name="T1">Bacia Hidrográfica do Rio Pardo: </text:span></text:span><text:span text:style-name="T6">localizada na região central do Estado, possui área de 3.658,34 km² e população de aproximadamente 209.060 habitantes. Abrange os municípios de Candelária, Rio Pardo, Santa Cruz do Sul, Soledade e Venâncio Aires. Os principais cursos de água são: Rio Pardinho, Rio Pequeno, Arroio Andréas, Arroio Francisco Alves e Rio Pardo. A irrigação é o principal uso das águas dessa bacia.</text:span></text:p>
      <text:p text:style-name="P6"><text:span text:style-name="Strong_20_Emphasis"><text:span text:style-name="T8">• </text:span></text:span><text:span text:style-name="Strong_20_Emphasis"><text:span text:style-name="T1">Bacia Hidrográfica do Rio Alto Jacuí: </text:span></text:span><text:span text:style-name="T6">localizada na região centro-norte do Estado, possui área de 12.985,44 km² e população estimada de 366.628 habitantes. Abrange os municípios de Carazinho, Cruz Alta, Passo Fundo, Sobradinho, Tupanciretã. Os principais cursos de água são: rios Jacuí, Jacuí-Mirim, Jacuízinho, dos Caixões e Soturno. As principais utilizações se destinam a </text:span><text:soft-page-break/><text:span text:style-name="T6">irrigação, dessedentação animal e consumo dos habitantes.</text:span></text:p>
      <text:p text:style-name="P6"><text:span text:style-name="Strong_20_Emphasis"><text:span text:style-name="T8">• </text:span></text:span><text:span text:style-name="Strong_20_Emphasis"><text:span text:style-name="T1">Bacia Hidrográfica do Baixo Jacuí: </text:span></text:span><text:span text:style-name="T6">localizada a centro-leste do Estado, possui área de 17.345,15 km² e população de aproximadamente 385.496 habitantes. Abrange os municípios de Charqueadas, Eldorado do Sul, Guaíba, Minas do Leão, Rio Pardo, Santa Cruz do Sul e Triunfo. Os principais cursos de água são: Arroios Irapuã, Capané, Botucaraí, Capivari, do Conde, dos Ratos, dos Cachorros, Ibacurú e Rio Jacuí. Os principais usos da água da bacia são para irrigação, uso industrial e abastecimento humano.</text:span></text:p>
      <text:p text:style-name="P6"><text:span text:style-name="Strong_20_Emphasis"><text:span text:style-name="T8">• </text:span></text:span><text:span text:style-name="Strong_20_Emphasis"><text:span text:style-name="T1">Bacia Hidrográfica dos rios Vacacaí – Vacacaí Mirim: </text:span></text:span><text:span text:style-name="T6">localizada na porção centro-ocidental do Estado, possui área de 11.077,34 km² e população total de 384.647 habitantes. Abrange os municípios de Caçapava do Sul, Júlio de Castilhos, Santa Maria e São Gabriel. Os principais cursos de água são: arroios Igá, Acangupa e Arenal e os rios Vacacaí, dos Corvos, São Sepé e Vacacaí Mirim. As principais utilizações de água são para irrigação, dessedentação animal e abastecimento da população.</text:span></text:p>
      <text:p text:style-name="P6"><text:span text:style-name="Strong_20_Emphasis"><text:span text:style-name="T8">• </text:span></text:span><text:span text:style-name="Strong_20_Emphasis"><text:span text:style-name="T1">Bacia Hidrográfica do Lago Guaíba: </text:span></text:span><text:span text:style-name="T6">localizada a leste do Estado, possui área de 2.523,62 km² e população de aproximadamente 1.293,880 habitantes. Abrange os municípios de Canoas, Guaíba, Porto Alegre, Tapes, Triunfo e Viamão. Os principais cursos de água são: os arroios do Petim, Araçá, Capivara, Douradinho e o Lago Guaíba. Os principais usos de água são: abastecimento da população e irrigação.</text:span></text:p>
      <text:p text:style-name="P6"><text:span text:style-name="Strong_20_Emphasis"><text:span text:style-name="T2">A Região Hidrográfica do Litoral </text:span></text:span><text:span text:style-name="T6">é subdividida em cinco bacias hidrográficas:</text:span></text:p>
      <text:p text:style-name="P6"><text:span text:style-name="Strong_20_Emphasis"><text:span text:style-name="T8">• </text:span></text:span><text:span text:style-name="Strong_20_Emphasis"><text:span text:style-name="T1">Bacia Hidrográfica do Tramandaí: </text:span></text:span><text:span text:style-name="T6">localizada a nordeste do Estado, possui área de 3.144,84 km² e população estimada de 220.296 habitantes. Abrange os municípios de Capão da Canoa, Dom Pedro de Alcântara, Imbé, Maquiné, Osório, Torres, Tramandaí e Três Forquilhas. Os principais usos da água são para irrigação e abastecimento da população.</text:span></text:p>
      <text:p text:style-name="P6"><text:span text:style-name="Strong_20_Emphasis"><text:span text:style-name="T8">• </text:span></text:span><text:span text:style-name="Strong_20_Emphasis"><text:span text:style-name="T1">Bacia Hidrográfica do Litoral Médio: </text:span></text:span><text:span text:style-name="T6">localizada a leste do Estado, possui área de 6.108,03 km² e população de aproximadamente 67.838 habitantes. Abrange os municípios de Balneário Pinhal, Capivari do Sul, Cidreira, Mostardas e São José do Norte. O principal uso de água na bacia é para irrigação.</text:span></text:p>
      <text:p text:style-name="P6"><text:span text:style-name="Strong_20_Emphasis"><text:span text:style-name="T8">• </text:span></text:span><text:span text:style-name="Strong_20_Emphasis"><text:span text:style-name="T1">Bacia Hidrográfica do Rio Camaquã: </text:span></text:span><text:span text:style-name="T6">localizada na região central do Estado, possui área de 21.259,11 km² e população estimada de 236.287 habitantes. Abrange os municípios de Arambaré, Bagé, Caçapava do Sul, Dom Feliciano e Tapes. Os principais corpos de água são: Rio Camaquã e arroios Sutil, da Sapata, Evaristo, dos Ladrões, Maria Santa, do Abrânio, Pantanoso, Boici e Torrinhas. As principais utilizações dos recurso hídricos é para irrigação e abastecimento público.</text:span></text:p>
      <text:p text:style-name="P6"><text:span text:style-name="Strong_20_Emphasis"><text:span text:style-name="T8">• </text:span></text:span><text:span text:style-name="Strong_20_Emphasis"><text:span text:style-name="T1">Bacia Hidrográfica Mirim-São Gonçalo: </text:span></text:span><text:span text:style-name="T6">localizada a sudeste do Estado, possui área de 25.961,04 km² e população de aproximadamente 744.021 habitantes. Abrange os municípios de Arroio Grande, Candiota, Canguçu, Capão do Leão, Chuí, Jaguarão, Pelotas, Rio Grande e Santa Vitória do Palmar. Os principais cursos de água são: arroios Pelotas, Passo das Pedras, Basílio, Chasqueiro, Grande, Juncal, Chuí, do Vime, Seival, Minuano, Lageado, Taquara, Candiota, Butiá, Telho, do Quilombo e os rios Piratini e Jaguarão, além do Canal São Gonçalo. Os principais usos de água se destinam a irrigação, abastecimento humano e dessedentação animal.</text:span></text:p>
      <text:p text:style-name="P6"><text:span text:style-name="Strong_20_Emphasis"><text:span text:style-name="T8">• </text:span></text:span><text:span text:style-name="Strong_20_Emphasis"><text:span text:style-name="T1">Bacia Hidrográfica do Rio Mampituba: </text:span></text:span><text:span text:style-name="T6">localizada a nordeste do Estado, possui área de </text:span><text:soft-page-break/><text:span text:style-name="T6">698,65 km² e população estimada de 28.314 habitantes. Abrange os municípios de Três Cachoeiras, Cambará do Sul, São Francisco de Paula, Morrinhos do Sul, Dom Pedro de Alcântara, Torres e Mampituba. Os principais cursos de água são: arroios Paraíso e Josafaz e os rios Pavão, Mengue e Mampituba. Os principais usos de água são para irrigação de arroz, turismo e pesca.</text:span></text:p>
      <text:p text:style-name="P7"/>
      <text:p text:style-name="P6"><text:span text:style-name="Strong_20_Emphasis"><text:span text:style-name="T2">A Região Hidrográfica do Uruguai </text:span></text:span><text:span text:style-name="T6">é subdividida em onze bacias hidrográficas:</text:span></text:p>
      <text:p text:style-name="P6"><text:span text:style-name="Strong_20_Emphasis"><text:span text:style-name="T8">• </text:span></text:span><text:span text:style-name="Strong_20_Emphasis"><text:span text:style-name="T1">Bacia Hidrográfica dos rios Apuaê-Inhandava: </text:span></text:span><text:span text:style-name="T6">localizada a norte-nordeste do Estado, possui área de 14.599,12 km² e população de 355.521 habitantes. Abrange os municípios de Bom Jesus, Erechim, Lagoa Vermelha, São José dos Ausentes, Tapejara e Vacaria. Os principais cursos de água são: rios Apuaê, Inhandava, Cerquinha, Pelotas, Arroio Poatã e o Rio Uruguai. O principal uso de água da bacia é para abastecimento da população.</text:span></text:p>
      <text:p text:style-name="P6"><text:span text:style-name="Strong_20_Emphasis"><text:span text:style-name="T8">• </text:span></text:span><text:span text:style-name="Strong_20_Emphasis"><text:span text:style-name="T1">Bacia Hidrográfica do Rio Passo Fundo: </text:span></text:span><text:span text:style-name="T6">localizada ao norte do Estado, possui área de 4.802,87 km² e população de aproximadamente 160.077 habitantes. Abrange os municípios de Ametista do Sul, Carazinho, <text:s/>Erechim, Frederico Westphalen, Passo Fundo e Sarandi. Os principais cursos de água são: Arroio Timbó e o Rio Passo Fundo. As principais utilizações da água da bacia é para dessedentação animal, irrigação, uso industrial e abastecimento humano.</text:span></text:p>
      <text:p text:style-name="P6"><text:span text:style-name="Strong_20_Emphasis"><text:span text:style-name="T8">• </text:span></text:span><text:span text:style-name="Strong_20_Emphasis"><text:span text:style-name="T1">Bacia Hidrográfica do Rio da Várzea: </text:span></text:span><text:span text:style-name="T6">localizada ao norte do Estado, possui área de 9.463,46 km² e população de 323.924 habitantes aproximadamente. Abrange os municípios de Carazinho, Frederico Westphalen, Palmeira das Missões e Sarandi. Os principais cursos de água são: arroios Sarandi, Goizinho e os rios da Várzea, Porá, Barraca, do Mel, Guarita e Ogaratim. Os principais usos de água são para irrigação, dessedentação animal e abastecimento da população.</text:span></text:p>
      <text:p text:style-name="P6"><text:span text:style-name="Strong_20_Emphasis"><text:span text:style-name="T8">• </text:span></text:span><text:span text:style-name="Strong_20_Emphasis"><text:span text:style-name="T1">Bacia Hidrográfica dos rios Turvo – Santa Rosa – Santo Cristo: </text:span></text:span><text:span text:style-name="T6">localizada ao norte-nordeste do Estado, possui área de 11. 056,23 km² e população estimada de 371.199 habitantes. Abrange os municípios de Horizontina, Ijuí, Porto Xavier, Santa Rosa, Santo Ângelo e Três de Maio. Os cursos de água são: rios Turvo, Santa Rosa, Santo Cristo, Amandaú e Comandai. Os principais usos de água são: dessedentação animal, irrigação e abastecimento human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Piratini: </text:span></text:span><text:span text:style-name="T6">localizada ao noroeste do Estado, possui área de 7.596,07 km² e população de aproximadamente 70.639 habitantes. Abrange os municípios de Bossoroca, Santo Antônio das Missões, São Luiz Gonzaga e São Miguel das Missões. Os principais cursos de água são: arroios Inhacapetum, Itu, Chuní, Ximbocú e o Rio Piratini. As principais utilizações dos recursos hídricos são para irrigação, dessedentação animal e abastecimento human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Ibicuí: </text:span></text:span><text:span text:style-name="T6">localizada a oeste do Estado, possui área de 35.495,38 km² e população de 394.030 habitantes. Abrange os municípios de Alegrete, Júlio de Castilhos, Santana do Livramento, São Pedro do Sul e Uruguaiana. Os principais cursos de água são: rios Ibicuí, Itu, Ibirapuitã, Jaguari e um trecho do Rio Uruguai. A principal utilização da água é para irrigaçã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Quarai: </text:span></text:span><text:span text:style-name="T6">localizada a oeste-sudoeste do Estado, possui área de 6.471,77 km² e população estimada de 29.885 habitantes. Abrange os municípios de Barra do Quarai, Quarai, Santana do Livramento e Uruguaiana. Os principais cursos de água são: arroios </text:span><text:soft-page-break/><text:span text:style-name="T6">Moirões, Sarandi, Quarai-Mirim, Garupa, Capivari e o Rio Quarai. O principal uso de água é para a irrigaçã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Santa Maria: </text:span></text:span><text:span text:style-name="T6">localizada a sudoeste do Estado, possui área de 15.609,11 km² e população de aproximadamente 220.296 habitantes. Os principais cursos de água são: arroios Três Divisas, da Divisa, da Cruz e os rios Santa Maria, Cacequi e Upamaroti. O principal uso da água é na irrigaçã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Negro: </text:span></text:span><text:span text:style-name="T6">localizada a sudoeste do Estado, possui área de 3.021,64 km² e população de 106.982 habitantes. Abrange os municípios de Aceguá, Bagé, Candiota, Dom Pedrito e Hulha Negra. Os principais cursos de água são: arroios Piraí, Piraizinho, Balé e o Rio Negro. As principais utilizações são na irrigação, abastecimento da população e dessedentação animal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s rios Butuí-Icamaquã: </text:span></text:span><text:span text:style-name="T6">localizada na região nordeste do Estado, possui área de 8.144,81 km² e população de aproximadamente 74.656 habitantes. Abrange os municípios de Itacurubi, Itaqui e São Borja. Os principais cursos de água são: arroios Iquariçu, Piauí, Cabijú e os rios Butuí, Butuí-Mirim, Itacurumbi e Icamaquã. Os principais usos da água são para dessedentação animal, irrigação e abastecimento humano.</text:span></text:p>
      <text:p text:style-name="P6"><text:span text:style-name="T7"> </text:span><text:span text:style-name="Strong_20_Emphasis"><text:span text:style-name="T8">• </text:span></text:span><text:span text:style-name="Strong_20_Emphasis"><text:span text:style-name="T1">Bacia Hidrográfica do Rio Ijuí: </text:span></text:span><text:span text:style-name="T6">localizada a norte-noroeste do Estado, possui área de 10.703,78 km² e população estimada de 341.569 habitantes. Abrange os municípios de Cruz Alta, Ijuí, Santo Ângelo e Tupanciretã. Os principais cursos de água são: rios Caxambu, Potiribu, Conceição, Ijuizinho e o Rio Ijuí. Os principais usos dos recursos hídricos são para abastecimento da população e irrigação.</text:span></text:p>
      <text:p text:style-name="P7"/>
      <text:p text:style-name="P9"/>
      <text:p text:style-name="P6"><text:span text:style-name="T3">Fonte de pesquisa: </text:span><text:a xlink:type="simple" xlink:href="http://www.sema.rs.gov.br/"><text:span text:style-name="T9">http://www.sema.rs.gov.br</text:span></text:a><text:span text:style-name="T3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3" text:outline-level="3"><text:a xlink:type="simple" xlink:href="http://hidrografiars.blogspot.com/2007/11/conceito-de-bacia-hidrogrfica.html"><text:span text:style-name="T11">Conceito de Bacia Hidrográfica</text:span></text:a></text:h>
      <text:section text:style-name="Sect1" text:name="post-body-7416858749554267856">
        <text:p text:style-name="Text_20_body"><text:span text:style-name="Strong_20_Emphasis"><text:span text:style-name="T11">A bacia hidrográfica pode ser entendida como um "Conjunto de terras drenadas por um rio principal e seus afluentes. A noção de bacia hidrográfica inclui naturalmente a existência de cabeceiras ou nascentes, divisores d'água, cursos d'água principais, afluentes, subafluentes, etc. Em todas as bacias hidrográficas deve existir uma hierarquização na rede hídrica e a água se escoa normalmente dos pontos mais altos para os mais baixos. O conceito de bacia hidrográfica deve incluir também noção de dinamismo, por causa das modificações que ocorrem nas linhas divisórias de água sob o efeito dos agentes erosivos, alargando ou diminuindo a área da bacia".</text:span></text:span></text:p>
        <text:p text:style-name="P5"><text:soft-page-break/><text:span text:style-name="Strong_20_Emphasis"><text:span text:style-name="T10"/></text:span></text:p>
      </text:section>
      <text:h text:style-name="Heading_20_3" text:outline-level="3"><text:a xlink:type="simple" xlink:href="http://hidrografiars.blogspot.com/2007/11/hidrografia_19.html">Bacias Hidrográficas do Rio Grande do Sul</text:a></text:h>
      <text:section text:style-name="Sect1" text:name="post-body-4567871647346252128">
        <text:p text:style-name="Text_20_body"><text:span text:style-name="Strong_20_Emphasis">O território do RS é formado por 3 grandes bacias hidrográficas: a Bacia do Uruguai, a qual faz parte da Bacia do Rio da Prata e abrange cerca de 57% da área total do Estado; a bacia do Guaíba com 30% do total e a Bacia Litorânea com 13% do total. O uso do solo da primeira está vinculado principalmente às atividades agropecuárias e agroindustriais. A segunda apresenta áreas de grande concentração industrial e urbana, sendo a mais densamente povoada do Estado, além de sediar atividades diversificadas incluindo indústria, agropecuária e agroindustria, entre outras. A terceira apresenta usos do solo predominantemente vinculados às atividades agropecuárias, agroindustriais e industriais. No Rio Grande do Sul a gestão dos recursos hídricos vem alcançando importantes avanços com a instalação dos Comitês de Gerenciamento de Bacias Hidrográficas cujo trabalho visa definir instrumentos de planejamento e gestão dos recursos hídricos, promovendo a sua recuperação e conservação.</text:span></text:p>
        <text:p text:style-name="Standard"><text:span text:style-name="Strong_20_Emphasis"/></text:p>
      </text:section>
      <text:h text:style-name="Heading_20_3" text:outline-level="3"><text:a xlink:type="simple" xlink:href="http://hidrografiars.blogspot.com/2007/11/principais-rios.html">Principais Rios</text:a></text:h>
      <text:p text:style-name="Text_20_body"/>
      <text:section text:style-name="Sect1" text:name="post-body-3410508862895967783">
        <text:p text:style-name="Text_20_body"><text:span text:style-name="Strong_20_Emphasis">O Rio </text:span><text:bookmark text:name="SPELLING_ERROR_0"/><text:span text:style-name="Strong_20_Emphasis">Ibicuí com seus dois tributários ao Sul, o Santa Maria e o </text:span><text:bookmark text:name="SPELLING_ERROR_1"/><text:span text:style-name="Strong_20_Emphasis">Ibirapuitã, juntamente com seus tributários à direita como o </text:span><text:bookmark text:name="SPELLING_ERROR_2"/><text:span text:style-name="Strong_20_Emphasis">Toropi, </text:span><text:bookmark text:name="SPELLING_ERROR_3"/><text:span text:style-name="Strong_20_Emphasis">Jaguari e </text:span><text:bookmark text:name="SPELLING_ERROR_4"/><text:span text:style-name="Strong_20_Emphasis">Itu, pertencem a bacias do Uruguai. Também correndo na </text:span><text:bookmark text:name="SPELLING_ERROR_5"/><text:span text:style-name="Strong_20_Emphasis">direção Oeste, no limite com a República do Uruguai, aparece o Rio </text:span><text:bookmark text:name="SPELLING_ERROR_6"/><text:span text:style-name="Strong_20_Emphasis">Quaraí. O Rio </text:span><text:bookmark text:name="SPELLING_ERROR_7"/><text:span text:style-name="Strong_20_Emphasis">Quaraí e o Rio </text:span><text:bookmark text:name="SPELLING_ERROR_8"/><text:span text:style-name="Strong_20_Emphasis">Ibicuí com seus tributários ao sul e a parte inferior dos tributários ao Norte pertencem à região da Campanha.Na região do Planalto, mais propriamente nas Missões, aparece com destaque o Rio </text:span><text:bookmark text:name="SPELLING_ERROR_9"/><text:span text:style-name="Strong_20_Emphasis">Ijuí que também pertence à bacia do Uruguai.Dentre os rios que correm para o Atlântico, os oriundos do próprio litoral, devido à sua pouca largura, ao fraco declive e à natureza dos areais, são pouco expressivos; o mais notável deles é o Rio</text:span><text:bookmark text:name="SPELLING_ERROR_10"/><text:span text:style-name="Strong_20_Emphasis">Chuí.De maior importância são as barras de Rio Grande e de </text:span><text:bookmark text:name="SPELLING_ERROR_11"/><text:span text:style-name="Strong_20_Emphasis">Tramandaí. O canal de Rio Grande é o escoadouro da Lagoa dos Patos, que recebe cerca da metade das bacias hidrográficas do Estado. O</text:span><text:bookmark text:name="SPELLING_ERROR_12"/><text:span text:style-name="Strong_20_Emphasis">Tramandaí, de maneira semelhante, embora em menor escala, recolhe as águas da vertente oceânica da Serra Geral, reunidas antes em numerosos lagos ligados entre si.A Serra do Sudeste, </text:span><text:bookmark text:name="SPELLING_ERROR_13"/><text:span text:style-name="Strong_20_Emphasis">hidrograficamentepertence à bacia atlântica, dirigindo todos os seus cursos de água para o escoadouro comum de Rio Grande. Sobressaem-se pelo seu volume, os Rios </text:span><text:bookmark text:name="SPELLING_ERROR_14"/><text:span text:style-name="Strong_20_Emphasis">Jaguarão, </text:span><text:bookmark text:name="SPELLING_ERROR_15"/><text:span text:style-name="Strong_20_Emphasis">Piratini e </text:span><text:bookmark text:name="SPELLING_ERROR_16"/><text:span text:style-name="Strong_20_Emphasis">Camaquã. Os rios que nascem no talude norte desta serra, irão correr primeiramente para o Rio </text:span><text:bookmark text:name="SPELLING_ERROR_17"/><text:span text:style-name="Strong_20_Emphasis">Jacuí.O Rio </text:span><text:bookmark text:name="SPELLING_ERROR_18"/><text:span text:style-name="Strong_20_Emphasis">Jacuí, o maior do interior do Estado, tem suas nascentes no Planalto Médio, </text:span><text:bookmark text:name="SPELLING_ERROR_19"/><text:span text:style-name="Strong_20_Emphasis">escoando primeiramente no sentido sul e posteriormente no sentido Leste, pertencendo portanto à bacia do atlântico. Durante seu percurso para o leste recebe o Rio</text:span><text:bookmark text:name="SPELLING_ERROR_20"/><text:span text:style-name="Strong_20_Emphasis">Taquari, com seu afluente, o Rio das Antas, que drenam respectivamente as Encostas do Nordeste e Campos de Cima da Serra.As bacias hidrográficas </text:span><text:bookmark text:name="SPELLING_ERROR_21"/><text:span text:style-name="Strong_20_Emphasis">atuais, da Região Sul do Brasil, aparentemente, começaram a ser implantadas no Terciário Inferior, com a instalação de condições climáticas de maior</text:span><text:bookmark text:name="SPELLING_ERROR_22"/><text:span text:style-name="Strong_20_Emphasis">umidade. A rede de drenagem dessa região, após sua </text:span><text:bookmark text:name="SPELLING_ERROR_23"/><text:span text:style-name="Strong_20_Emphasis">gênese e evolução, influenciada em parte </text:span><text:soft-page-break/><text:span text:style-name="Strong_20_Emphasis">pelos</text:span><text:bookmark text:name="SPELLING_ERROR_24"/><text:span text:style-name="Strong_20_Emphasis">fatores estruturais e emoldurada pelos aspectos </text:span><text:bookmark text:name="SPELLING_ERROR_25"/><text:span text:style-name="Strong_20_Emphasis">geomorfológicos, apresenta-se distribuída por duas grandes bacias hidrográficas: a do Paraná e a do Uruguai e por múltiplas </text:span><text:bookmark text:name="SPELLING_ERROR_26"/><text:span text:style-name="Strong_20_Emphasis">sub-bacias de pequeno e médio portes.</text:span></text:p>
      </text:section>
      <text:p text:style-name="Text_20_body"/>
      <text:h text:style-name="Heading_20_3" text:outline-level="3"><text:bookmark text:name="5863857590483608479"/><text:a xlink:type="simple" xlink:href="http://hidrografiars.blogspot.com/2007/11/blog-post_19.html">Região Hidrográfica do Uruguai</text:a></text:h>
      <text:section text:style-name="Sect1" text:name="post-body-5863857590483608479">
        <text:p text:style-name="Text_20_body"><text:span text:style-name="Strong_20_Emphasis">A Região Hidrográfica do Uruguai abrange a porção norte, noroeste e oeste do território sul-rio-</text:span><text:bookmark text:name="SPELLING_ERROR_03"/><text:span text:style-name="Strong_20_Emphasis">grandense, com uma área de aproximadamente 127.031,13 km², equivalente a 47,88% da área do Estado. Sua população total está estimada em 2416.404 habitantes, que equivale a 23,73% da população do Estado, distribuídos em 286 municípios, com uma densidade demográfica em torno de 19,02 hab./km². Essa Região está subdividida em dez unidades hidrográficas: </text:span><text:bookmark text:name="SPELLING_ERROR_113"/><text:span text:style-name="Strong_20_Emphasis">Apuaê-</text:span><text:bookmark text:name="SPELLING_ERROR_29"/><text:span text:style-name="Strong_20_Emphasis">Inhandava, Passo Fundo, Turvo-Santa Rosa-Santo Cristo, </text:span><text:bookmark text:name="SPELLING_ERROR_33"/><text:span text:style-name="Strong_20_Emphasis">Butuí-</text:span><text:bookmark text:name="SPELLING_ERROR_43"/><text:span text:style-name="Strong_20_Emphasis">Piratinim-</text:span><text:bookmark text:name="SPELLING_ERROR_53"/><text:span text:style-name="Strong_20_Emphasis">Icamaquâ, </text:span><text:bookmark text:name="SPELLING_ERROR_63"/><text:span text:style-name="Strong_20_Emphasis">Ibicuí, </text:span><text:bookmark text:name="SPELLING_ERROR_73"/><text:span text:style-name="Strong_20_Emphasis">Quarai, Santa Maria, Negro, </text:span><text:bookmark text:name="SPELLING_ERROR_83"/><text:span text:style-name="Strong_20_Emphasis">Ijuí e Várzea. As principais </text:span><text:bookmark text:name="SPELLING_ERROR_93"/><text:span text:style-name="Strong_20_Emphasis">atividades</text:span><text:bookmark text:name="SPELLING_ERROR_102"/><text:span text:style-name="Strong_20_Emphasis">econômicas desenvolvidas estão relacionadas com a agricultura e a pecuária, notabilizando-se pelas culturas de arroz irrigado, na bacia hidrográfica dos rios </text:span><text:bookmark text:name="SPELLING_ERROR_112"/><text:span text:style-name="Strong_20_Emphasis">Butuí-</text:span><text:bookmark text:name="SPELLING_ERROR_122"/><text:span text:style-name="Strong_20_Emphasis">Piratinim-</text:span><text:bookmark text:name="SPELLING_ERROR_132"/><text:span text:style-name="Strong_20_Emphasis">Icamaquã, Santa Maria, </text:span><text:bookmark text:name="SPELLING_ERROR_142"/><text:span text:style-name="Strong_20_Emphasis">Ibicuí e</text:span><text:bookmark text:name="SPELLING_ERROR_152"/><text:span text:style-name="Strong_20_Emphasis">Quaraí, e soja e milho nas dos rios </text:span><text:bookmark text:name="SPELLING_ERROR_162"/><text:span text:style-name="Strong_20_Emphasis">Ijuí, Turvo-Santa Rosa-Santo Cristo, Passo Fundo, Várzea e </text:span><text:bookmark text:name="SPELLING_ERROR_172"/><text:span text:style-name="Strong_20_Emphasis">Apuaê-</text:span><text:bookmark text:name="SPELLING_ERROR_182"/><text:span text:style-name="Strong_20_Emphasis">Inhandava. Destaca-se, também, o uso dos recursos hídricos para a geração de energia.</text:span></text:p>
      </text:section>
      <text:p text:style-name="Text_20_body"/>
      <text:h text:style-name="Heading_20_3" text:outline-level="3"><text:bookmark text:name="6006503409679499856"/><text:a xlink:type="simple" xlink:href="http://hidrografiars.blogspot.com/2007/11/o-rio-grande-do-sul-drenado-por-uma_19.html">Região Hidrográfica do Guaíba</text:a></text:h>
      <text:section text:style-name="Sect1" text:name="post-body-6006503409679499856">
        <text:p text:style-name="Text_20_body"><text:span text:style-name="Strong_20_Emphasis">Situa-se na região nordeste do </text:span><text:bookmark text:name="SPELLING_ERROR_04"/><text:span text:style-name="Strong_20_Emphasis">RS, entre os paralelos 28º S e 31ºS e os meridianos 50ºW e 54º W, abrangendo uma área de 84.763,54 Km2 correspondente a 30% da área total do Estado.Formada pelo território parcial ou total de 251 municípios, com uma população de 5.869.265 habitantes, o que representa 61% da população do Estado.A região metropolitana de Porto Alegre e uma faixa de municípios em </text:span><text:bookmark text:name="SPELLING_ERROR_114"/><text:span text:style-name="Strong_20_Emphasis">direçãoà Caxias do Sul, constitui o eixo mais urbanizado da bacia.Abrange, ao norte, o Planalto da Bacia do Paraná, onde localizam-se as cotas </text:span><text:bookmark text:name="SPELLING_ERROR_210"/><text:span text:style-name="Strong_20_Emphasis">altimétricas mais elevados do estado, a Depressão Periférica, com as menores altitudes e ao sul o Planalto Sul-</text:span><text:bookmark text:name="SPELLING_ERROR_34"/><text:span text:style-name="Strong_20_Emphasis">Riograndense (Escudo Sul-Rio </text:span><text:bookmark text:name="SPELLING_ERROR_44"/><text:span text:style-name="Strong_20_Emphasis">Grandense). As formações vegetais originalmente existentes são a Floresta </text:span><text:bookmark text:name="SPELLING_ERROR_54"/><text:span text:style-name="Strong_20_Emphasis">Ombrófila Mista (Floresta com </text:span><text:bookmark text:name="SPELLING_ERROR_64"/><text:span text:style-name="Strong_20_Emphasis">Araucária), a Floresta</text:span><text:bookmark text:name="SPELLING_ERROR_74"/><text:span text:style-name="Strong_20_Emphasis">Estacional e as Savanas (Campos).Grande parte desta vegetação foi suprimida ou alterada, restando áreas remanescentes nas encostas íngremes dos vales, especialmente dos rios </text:span><text:bookmark text:name="SPELLING_ERROR_84"/><text:span text:style-name="Strong_20_Emphasis">Taquari-Antas e </text:span><text:bookmark text:name="SPELLING_ERROR_94"/><text:span text:style-name="Strong_20_Emphasis">Jacuí.</text:span></text:p>
      </text:section>
      <text:p text:style-name="Text_20_body"/>
      <text:h text:style-name="Heading_20_3" text:outline-level="3"><text:bookmark text:name="5459153085570350654"/><text:a xlink:type="simple" xlink:href="http://hidrografiars.blogspot.com/2007/11/blog-post.html">Região Hidrográfica do Litoral</text:a></text:h>
      <text:section text:style-name="Sect1" text:name="post-body-5459153085570350654">
        <text:p text:style-name="Text_20_body">Região Hidrográfica do Litoral ou das Bacias Litorâneas está localizada na porção leste e sul do território rio-grandense e ocupa uma superfície de aproximadamente 53.356,41 Km², correspondendo a 20,11 % da área do Estado. Sua população total está estimada em 1.231.293 habitantes, correspondendo a 12,09 % da população do Rio Grande do Sul, distribuídos em 80 <text:soft-page-break/>municípios, com uma densidade demográfica em torno de 23,07 hab/Km².<text:line-break/>Compõem esta região hidrográfica seis bacias: Tramandaí, Litoral Médio, Camaquã, Piratini- São Gonçalo - Mangueira, Mampituba, Jaguarão.</text:p>
      </text:section>
      <text:p text:style-name="P2"/>
      <text:p text:style-name="P2"/>
      <text:p text:style-name="P2"/>
      <text:p text:style-name="P2"/>
      <text:p text:style-name="P2"/>
      <text:p text:style-name="P2"/>
      <text:p text:style-name="P3">OUTROS SITES: </text:p>
      <text:p text:style-name="P3"><text:a xlink:type="simple" xlink:href="https://metroplanrs.wordpress.com/bacias-hidrograficas/">https://metroplanrs.wordpress.com/bacias-hidrograficas/</text:a></text:p>
      <text:p text:style-name="P4"><text:a xlink:type="simple" xlink:href="http://pt.slideshare.net/nairadelazari/bacia-do-rio-uruguai">http://pt.slideshare.net/nairadelazari/bacia-do-rio-uruguai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 Sans" svg:font-family="'Open Sans', 'Helvetica Neue', Helvetica, Arial, sans-serif"/>
    <style:font-face style:name="arial" svg:font-family="ari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7:45:24.275000000</meta:creation-date>
    <dc:date>2016-04-13T17:15:58.017000000</dc:date>
    <meta:editing-duration>PT3M30S</meta:editing-duration>
    <meta:editing-cycles>2</meta:editing-cycles>
    <meta:generator>LibreOffice/4.2.2.1$Windows_x86 LibreOffice_project/3be8cda0bddd8e430d8cda1ebfd581265cca5a0f</meta:generator>
    <meta:document-statistic meta:table-count="0" meta:image-count="0" meta:object-count="0" meta:page-count="7" meta:paragraph-count="48" meta:word-count="2782" meta:character-count="18056" meta:non-whitespace-character-count="15340"/>
  </office:meta>
</office:document-meta>
</file>